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1" manifest:media-type="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Pictures/100000000000000800000008B2AA4E6A4F6D2D73.png" manifest:media-type="image/png"/>
  <manifest:file-entry manifest:full-path="Object 25/Pictures/10000000000002000000020065BEFE37CCD98E2F.jpg" manifest:media-type="image/jpeg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number-columns-repeated="2" table:style-name="ce28" office:value-type="percentage" office:value="0.013541666666667" calcext:value-type="percentage">
            <text:p>1.35%</text:p>
          </table:table-cell>
          <table:table-cell table:style-name="ce28" office:value-type="percentage" office:value="0.013368055555556" calcext:value-type="percentage">
            <text:p>1.34%</text:p>
          </table:table-cell>
          <table:table-cell table:style-name="ce28" office:value-type="percentage" office:value="0.000173611111111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number-columns-repeated="3" table:style-name="ce28" office:value-type="percentage" office:value="0.01944361352079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number-columns-repeated="3" table:style-name="ce28" office:value-type="percentage" office:value="0.0232268768146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number-columns-repeated="3" table:style-name="ce28" office:value-type="percentage" office:value="0.026388125343595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number-columns-repeated="3" table:style-name="ce28" office:value-type="percentage" office:value="0.029391182645207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number-columns-repeated="3" table:style-name="ce28" office:value-type="percentage" office:value="0.032618025751073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number-columns-repeated="3" table:style-name="ce28" office:value-type="percentage" office:value="0.03862212943632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number-columns-repeated="3" table:style-name="ce28" office:value-type="percentage" office:value="0.035108958837772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3" table:style-name="ce28" office:value-type="percentage" office:value="0.038514442916094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3" table:style-name="ce28" office:value-type="percentage" office:value="0.0370942812983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3" table:style-name="ce28" office:value-type="percentage" office:value="0.040350877192983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number-columns-repeated="3" table:style-name="ce28" office:value-type="percentage" office:value="0.042801556420234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3" table:style-name="ce28" office:value-type="percentage" office:value="0.040511727078891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3" table:style-name="ce28" office:value-type="percentage" office:value="0.042755344418052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3" table:style-name="ce28" office:value-type="percentage" office:value="0.044155844155844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3" table:style-name="ce28" office:value-type="percentage" office:value="0.04297994269341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3" table:style-name="ce28" office:value-type="percentage" office:value="0.04672897196261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number-columns-repeated="3" table:style-name="ce28" office:value-type="percentage" office:value="0.047297297297297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number-columns-repeated="3" table:style-name="ce28" office:value-type="percentage" office:value="0.052044609665428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20.42cm" svg:y="11.158cm">
            <draw:object draw:notify-on-update-of-ranges="'CAUSE-WK'.A25:'CAUSE-WK'.A44 'CAUSE-WK'.C24:'CAUSE-WK'.C24 'CAUSE-WK'.C25:'CAUSE-WK'.C44 'CAUSE-WK'.D24:'CAUSE-WK'.D24 'CAUSE-WK'.D25:'CAUSE-WK'.D44 'CAUSE-WK'.E24:'CAUSE-WK'.E24 'CAUSE-WK'.E25:'CAUSE-WK'.E4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15.999cm" svg:height="8.999cm" svg:x="40.093cm" svg:y="8.79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15.999cm" svg:height="8.999cm" svg:x="20.561cm" svg:y="11.144cm">
            <draw:object draw:notify-on-update-of-ranges="'CAUSE-ST'.A25:'CAUSE-ST'.A44 'CAUSE-ST'.F24:'CAUSE-ST'.F24 'CAUSE-ST'.F25:'CAUSE-ST'.F44 'CAUSE-ST'.H24:'CAUSE-ST'.H24 'CAUSE-ST'.H25:'CAUSE-ST'.H44 'CAUSE-ST'.I24:'CAUSE-ST'.I24 'CAUSE-ST'.I25:'CAUSE-ST'.I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" calcext:value-type="percentage">
            <text:p>1.35%</text:p>
          </table:table-cell>
          <table:table-cell/>
          <table:table-cell table:style-name="ce28" office:value-type="percentage" office:value="0.0134" calcext:value-type="percentage">
            <text:p>1.34%</text:p>
          </table:table-cell>
          <table:table-cell table:style-name="ce28" office:value-type="percentage" office:value="0.0002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" calcext:value-type="percentage">
            <text:p>1.94%</text:p>
          </table:table-cell>
          <table:table-cell table:style-name="ce28"/>
          <table:table-cell table:style-name="ce28" office:value-type="percentage" office:value="0.0194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" calcext:value-type="percentage">
            <text:p>2.32%</text:p>
          </table:table-cell>
          <table:table-cell table:style-name="ce28"/>
          <table:table-cell table:style-name="ce28" office:value-type="percentage" office:value="0.0232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4" calcext:value-type="percentage">
            <text:p>2.64%</text:p>
          </table:table-cell>
          <table:table-cell table:style-name="ce28"/>
          <table:table-cell table:style-name="ce28" office:value-type="percentage" office:value="0.0264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" calcext:value-type="percentage">
            <text:p>2.94%</text:p>
          </table:table-cell>
          <table:table-cell table:style-name="ce28"/>
          <table:table-cell table:style-name="ce28" office:value-type="percentage" office:value="0.0294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6" calcext:value-type="percentage">
            <text:p>3.26%</text:p>
          </table:table-cell>
          <table:table-cell table:style-name="ce28"/>
          <table:table-cell table:style-name="ce28" office:value-type="percentage" office:value="0.032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6" calcext:value-type="percentage">
            <text:p>3.86%</text:p>
          </table:table-cell>
          <table:table-cell table:style-name="ce28"/>
          <table:table-cell table:style-name="ce28" office:value-type="percentage" office:value="0.038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1" calcext:value-type="percentage">
            <text:p>3.51%</text:p>
          </table:table-cell>
          <table:table-cell table:style-name="ce28"/>
          <table:table-cell table:style-name="ce28" office:value-type="percentage" office:value="0.0351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" calcext:value-type="percentage">
            <text:p>3.85%</text:p>
          </table:table-cell>
          <table:table-cell table:style-name="ce28"/>
          <table:table-cell table:style-name="ce28" office:value-type="percentage" office:value="0.0385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1" calcext:value-type="percentage">
            <text:p>3.71%</text:p>
          </table:table-cell>
          <table:table-cell table:style-name="ce28"/>
          <table:table-cell table:style-name="ce28" office:value-type="percentage" office:value="0.0371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" calcext:value-type="percentage">
            <text:p>4.04%</text:p>
          </table:table-cell>
          <table:table-cell table:style-name="ce28"/>
          <table:table-cell table:style-name="ce28" office:value-type="percentage" office:value="0.040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5" calcext:value-type="percentage">
            <text:p>4.05%</text:p>
          </table:table-cell>
          <table:table-cell table:style-name="ce28"/>
          <table:table-cell table:style-name="ce28" office:value-type="percentage" office:value="0.0405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2" calcext:value-type="percentage">
            <text:p>4.42%</text:p>
          </table:table-cell>
          <table:table-cell table:style-name="ce28"/>
          <table:table-cell table:style-name="ce28" office:value-type="percentage" office:value="0.0442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3" calcext:value-type="percentage">
            <text:p>4.30%</text:p>
          </table:table-cell>
          <table:table-cell table:style-name="ce28"/>
          <table:table-cell table:style-name="ce28" office:value-type="percentage" office:value="0.043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7" calcext:value-type="percentage">
            <text:p>4.67%</text:p>
          </table:table-cell>
          <table:table-cell table:style-name="ce28"/>
          <table:table-cell table:style-name="ce28" office:value-type="percentage" office:value="0.046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3" calcext:value-type="percentage">
            <text:p>4.73%</text:p>
          </table:table-cell>
          <table:table-cell table:style-name="ce28"/>
          <table:table-cell table:style-name="ce28" office:value-type="percentage" office:value="0.0473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2" calcext:value-type="percentage">
            <text:p>5.20%</text:p>
          </table:table-cell>
          <table:table-cell table:style-name="ce28"/>
          <table:table-cell table:style-name="ce28" office:value-type="percentage" office:value="0.052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0" calcext:value-type="float">
            <text:p>5,760</text:p>
          </table:table-cell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 office:value-type="percentage" office:value="0.004861111111111" calcext:value-type="percentage">
            <text:p>0.49%</text:p>
          </table:table-cell>
          <table:table-cell table:style-name="ce28" office:value-type="percentage" office:value="0.0046875" calcext:value-type="percentage">
            <text:p>0.47%</text:p>
          </table:table-cell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3" calcext:value-type="float">
            <text:p>3,343</text:p>
          </table:table-cell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office:value-type="percentage" office:value="0.007179180376907" calcext:value-type="percentage">
            <text:p>0.72%</text:p>
          </table:table-cell>
          <table:table-cell table:style-name="ce28" office:value-type="percentage" office:value="0.006880047861203" calcext:value-type="percentage">
            <text:p>0.69%</text:p>
          </table:table-cell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1" calcext:value-type="float">
            <text:p>2,411</text:p>
          </table:table-cell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 office:value-type="percentage" office:value="0.009124844462878" calcext:value-type="percentage">
            <text:p>0.91%</text:p>
          </table:table-cell>
          <table:table-cell table:style-name="ce28" office:value-type="percentage" office:value="0.008710078805475" calcext:value-type="percentage">
            <text:p>0.87%</text:p>
          </table:table-cell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19" calcext:value-type="float">
            <text:p>1,819</text:p>
          </table:table-cell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 office:value-type="percentage" office:value="0.009895547003848" calcext:value-type="percentage">
            <text:p>0.99%</text:p>
          </table:table-cell>
          <table:table-cell table:style-name="ce28" office:value-type="percentage" office:value="0.009345794392523" calcext:value-type="percentage">
            <text:p>0.93%</text:p>
          </table:table-cell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29" calcext:value-type="float">
            <text:p>1,429</text:p>
          </table:table-cell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 office:value-type="percentage" office:value="0.01259622113366" calcext:value-type="percentage">
            <text:p>1.26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5" calcext:value-type="float">
            <text:p>1,165</text:p>
          </table:table-cell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 office:value-type="percentage" office:value="0.013733905579399" calcext:value-type="percentage">
            <text:p>1.37%</text:p>
          </table:table-cell>
          <table:table-cell table:style-name="ce28" office:value-type="percentage" office:value="0.012875536480687" calcext:value-type="percentage">
            <text:p>1.29%</text:p>
          </table:table-cell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8" calcext:value-type="float">
            <text:p>958</text:p>
          </table:table-cell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 office:value-type="percentage" office:value="0.015657620041754" calcext:value-type="percentage">
            <text:p>1.57%</text:p>
          </table:table-cell>
          <table:table-cell table:style-name="ce28" office:value-type="percentage" office:value="0.014613778705637" calcext:value-type="percentage">
            <text:p>1.46%</text:p>
          </table:table-cell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6" calcext:value-type="float">
            <text:p>826</text:p>
          </table:table-cell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office:value-type="percentage" office:value="0.016949152542373" calcext:value-type="percentage">
            <text:p>1.69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7" calcext:value-type="float">
            <text:p>727</text:p>
          </table:table-cell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 office:value-type="percentage" office:value="0.017881705639615" calcext:value-type="percentage">
            <text:p>1.79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7" calcext:value-type="float">
            <text:p>647</text:p>
          </table:table-cell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 office:value-type="percentage" office:value="0.020092735703246" calcext:value-type="percentage">
            <text:p>2.01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0" calcext:value-type="float">
            <text:p>570</text:p>
          </table:table-cell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 office:value-type="percentage" office:value="0.017543859649123" calcext:value-type="percentage">
            <text:p>1.75%</text:p>
          </table:table-cell>
          <table:table-cell table:style-name="ce28" office:value-type="percentage" office:value="0.017543859649123" calcext:value-type="percentage">
            <text:p>1.75%</text:p>
          </table:table-cell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4" calcext:value-type="float">
            <text:p>514</text:p>
          </table:table-cell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office:value-type="percentage" office:value="0.019455252918288" calcext:value-type="percentage">
            <text:p>1.95%</text:p>
          </table:table-cell>
          <table:table-cell table:style-name="ce28" office:value-type="percentage" office:value="0.019455252918288" calcext:value-type="percentage">
            <text:p>1.95%</text:p>
          </table:table-cell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69" calcext:value-type="float">
            <text:p>469</text:p>
          </table:table-cell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office:value-type="percentage" office:value="0.019189765458422" calcext:value-type="percentage">
            <text:p>1.92%</text:p>
          </table:table-cell>
          <table:table-cell table:style-name="ce28" office:value-type="percentage" office:value="0.019189765458422" calcext:value-type="percentage">
            <text:p>1.92%</text:p>
          </table:table-cell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1" calcext:value-type="float">
            <text:p>421</text:p>
          </table:table-cell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office:value-type="percentage" office:value="0.019002375296912" calcext:value-type="percentage">
            <text:p>1.90%</text:p>
          </table:table-cell>
          <table:table-cell table:style-name="ce28" office:value-type="percentage" office:value="0.019002375296912" calcext:value-type="percentage">
            <text:p>1.90%</text:p>
          </table:table-cell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5" calcext:value-type="float">
            <text:p>385</text:p>
          </table:table-cell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office:value-type="percentage" office:value="0.020779220779221" calcext:value-type="percentage">
            <text:p>2.08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49" calcext:value-type="float">
            <text:p>349</text:p>
          </table:table-cell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office:value-type="percentage" office:value="0.022922636103152" calcext:value-type="percentage">
            <text:p>2.29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1" calcext:value-type="float">
            <text:p>321</text:p>
          </table:table-cell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office:value-type="percentage" office:value="0.021806853582555" calcext:value-type="percentage">
            <text:p>2.18%</text:p>
          </table:table-cell>
          <table:table-cell table:style-name="ce28" office:value-type="percentage" office:value="0.021806853582555" calcext:value-type="percentage">
            <text:p>2.18%</text:p>
          </table:table-cell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office:value-type="percentage" office:value="0.02027027027027" calcext:value-type="percentage">
            <text:p>2.03%</text:p>
          </table:table-cell>
          <table:table-cell table:style-name="ce28" office:value-type="percentage" office:value="0.02027027027027" calcext:value-type="percentage">
            <text:p>2.03%</text:p>
          </table:table-cell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69" calcext:value-type="float">
            <text:p>269</text:p>
          </table:table-cell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office:value-type="percentage" office:value="0.022304832713755" calcext:value-type="percentage">
            <text:p>2.23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WK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-WK'.A25:'CNSRV-CO2-WK'.A44 'CNSRV-CO2-WK'.C24:'CNSRV-CO2-WK'.C24 'CNSRV-CO2-WK'.C25:'CNSRV-CO2-WK'.C44 'CNSRV-CO2-WK'.D24:'CNSRV-CO2-WK'.D24 'CNSRV-CO2-WK'.D25:'CNSRV-CO2-WK'.D44 'CNSRV-CO2-WK'.E24:'CNSRV-CO2-WK'.E24 'CNSRV-CO2-WK'.E25:'CNSRV-CO2-WK'.E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ST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9cm" svg:height="8.999cm" svg:x="20.544cm" svg:y="11.118cm">
            <draw:object draw:notify-on-update-of-ranges="'CNSRV-CO2-ST'.A25:'CNSRV-CO2-ST'.A44 'CNSRV-CO2-ST'.F24:'CNSRV-CO2-ST'.F24 'CNSRV-CO2-ST'.F25:'CNSRV-CO2-ST'.F44 'CNSRV-CO2-ST'.H24:'CNSRV-CO2-ST'.H24 'CNSRV-CO2-ST'.H25:'CNSRV-CO2-ST'.H44 'CNSRV-CO2-ST'.I24:'CNSRV-CO2-ST'.I24 'CNSRV-CO2-ST'.I25:'CNSRV-CO2-ST'.I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CO2A</text:p>
          </table:table-cell>
          <table:table-cell table:style-name="ce24"/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4861111111111" calcext:value-type="percentage">
            <text:p>0.49%</text:p>
          </table:table-cell>
          <table:table-cell table:style-name="ce28"/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7179180376907" calcext:value-type="percentage">
            <text:p>0.72%</text:p>
          </table:table-cell>
          <table:table-cell table:style-name="ce28"/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124844462878" calcext:value-type="percentage">
            <text:p>0.91%</text:p>
          </table:table-cell>
          <table:table-cell table:style-name="ce28"/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895547003848" calcext:value-type="percentage">
            <text:p>0.99%</text:p>
          </table:table-cell>
          <table:table-cell table:style-name="ce28"/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259622113366" calcext:value-type="percentage">
            <text:p>1.26%</text:p>
          </table:table-cell>
          <table:table-cell table:style-name="ce28"/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3733905579399" calcext:value-type="percentage">
            <text:p>1.37%</text:p>
          </table:table-cell>
          <table:table-cell table:style-name="ce28"/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5657620041754" calcext:value-type="percentage">
            <text:p>1.57%</text:p>
          </table:table-cell>
          <table:table-cell table:style-name="ce28"/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6949152542373" calcext:value-type="percentage">
            <text:p>1.69%</text:p>
          </table:table-cell>
          <table:table-cell table:style-name="ce28"/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881705639615" calcext:value-type="percentage">
            <text:p>1.79%</text:p>
          </table:table-cell>
          <table:table-cell table:style-name="ce28"/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092735703246" calcext:value-type="percentage">
            <text:p>2.01%</text:p>
          </table:table-cell>
          <table:table-cell table:style-name="ce28"/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543859649123" calcext:value-type="percentage">
            <text:p>1.75%</text:p>
          </table:table-cell>
          <table:table-cell table:style-name="ce28"/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455252918288" calcext:value-type="percentage">
            <text:p>1.95%</text:p>
          </table:table-cell>
          <table:table-cell table:style-name="ce28"/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189765458422" calcext:value-type="percentage">
            <text:p>1.92%</text:p>
          </table:table-cell>
          <table:table-cell table:style-name="ce28"/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002375296912" calcext:value-type="percentage">
            <text:p>1.90%</text:p>
          </table:table-cell>
          <table:table-cell table:style-name="ce28"/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779220779221" calcext:value-type="percentage">
            <text:p>2.08%</text:p>
          </table:table-cell>
          <table:table-cell table:style-name="ce28"/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922636103152" calcext:value-type="percentage">
            <text:p>2.29%</text:p>
          </table:table-cell>
          <table:table-cell table:style-name="ce28"/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1806853582555" calcext:value-type="percentage">
            <text:p>2.18%</text:p>
          </table:table-cell>
          <table:table-cell table:style-name="ce28"/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28"/>
          <table:table-cell office:value-type="percentage" office:value="0.02027027027027" calcext:value-type="percentage">
            <text:p>2.03%</text:p>
          </table:table-cell>
          <table:table-cell table:style-name="ce28"/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304832713755" calcext:value-type="percentage">
            <text:p>2.23%</text:p>
          </table:table-cell>
          <table:table-cell table:style-name="ce28"/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3"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3"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3"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WK" table:style-name="ta1">
        <table:shapes>
          <draw:frame draw:z-index="0" draw:style-name="gr1" draw:text-style-name="P1" svg:width="16.01cm" svg:height="8.999cm" svg:x="20.451cm" svg:y="0.6cm">
            <draw:object draw:notify-on-update-of-ranges="'ENV-ECON-WK'.A2:'ENV-ECON-WK'.A21 'ENV-ECON-WK'.B1:'ENV-ECON-WK'.B1 'ENV-ECON-WK'.B2:'ENV-ECON-WK'.B21 'ENV-ECON-WK'.C1:'ENV-ECON-WK'.C1 'ENV-ECON-WK'.C2:'ENV-ECON-WK'.C21 'ENV-ECON-WK'.D1:'ENV-ECON-WK'.D1 'ENV-ECON-WK'.D2:'ENV-ECON-WK'.D21 'ENV-ECON-WK'.E1:'ENV-ECON-WK'.E1 'ENV-ECON-WK'.E2:'ENV-ECON-WK'.E21 'ENV-ECON-WK'.F1:'ENV-ECON-WK'.F1 'ENV-ECON-WK'.F2:'ENV-ECON-WK'.F21 'ENV-ECON-WK'.G1:'ENV-ECON-WK'.G1 'ENV-ECON-WK'.G2:'ENV-ECON-WK'.G21 'ENV-ECON-WK'.H1:'ENV-ECON-WK'.H1 'ENV-ECON-WK'.H2:'ENV-ECON-WK'.H21 'ENV-ECON-WK'.I1:'ENV-ECON-WK'.I1 'ENV-ECON-WK'.I2:'ENV-ECON-WK'.I2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6.01cm" svg:height="8.999cm" svg:x="20.451cm" svg:y="11.263cm">
            <draw:object draw:notify-on-update-of-ranges="'ENV-ECON-WK'.A25:'ENV-ECON-WK'.A44 'ENV-ECON-WK'.C24:'ENV-ECON-WK'.C24 'ENV-ECON-WK'.C25:'ENV-ECON-WK'.C44 'ENV-ECON-WK'.D24:'ENV-ECON-WK'.D24 'ENV-ECON-WK'.D25:'ENV-ECON-WK'.D44 'ENV-ECON-WK'.E24:'ENV-ECON-WK'.E24 'ENV-ECON-WK'.E25:'ENV-ECON-WK'.E4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Green,Denier} + Weak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ST" table:style-name="ta1">
        <table:shapes>
          <draw:frame draw:z-index="0" draw:style-name="gr1" draw:text-style-name="P1" svg:width="16.01cm" svg:height="8.999cm" svg:x="20.451cm" svg:y="0.6cm">
            <draw:object draw:notify-on-update-of-ranges="'ENV-ECON-ST'.A2:'ENV-ECON-ST'.A21 'ENV-ECON-ST'.B1:'ENV-ECON-ST'.B1 'ENV-ECON-ST'.B2:'ENV-ECON-ST'.B21 'ENV-ECON-ST'.C1:'ENV-ECON-ST'.C1 'ENV-ECON-ST'.C2:'ENV-ECON-ST'.C21 'ENV-ECON-ST'.D1:'ENV-ECON-ST'.D1 'ENV-ECON-ST'.D2:'ENV-ECON-ST'.D21 'ENV-ECON-ST'.E1:'ENV-ECON-ST'.E1 'ENV-ECON-ST'.E2:'ENV-ECON-ST'.E21 'ENV-ECON-ST'.F1:'ENV-ECON-ST'.F1 'ENV-ECON-ST'.F2:'ENV-ECON-ST'.F21 'ENV-ECON-ST'.G1:'ENV-ECON-ST'.G1 'ENV-ECON-ST'.G2:'ENV-ECON-ST'.G21 'ENV-ECON-ST'.H1:'ENV-ECON-ST'.H1 'ENV-ECON-ST'.H2:'ENV-ECON-ST'.H21 'ENV-ECON-ST'.I1:'ENV-ECON-ST'.I1 'ENV-ECON-ST'.I2:'ENV-ECON-ST'.I2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style-name="gr1" draw:text-style-name="P1" svg:width="15.999cm" svg:height="8.999cm" svg:x="20.621cm" svg:y="11.133cm">
            <draw:object draw:notify-on-update-of-ranges="'ENV-ECON-ST'.A24:'ENV-ECON-ST'.A24 'ENV-ECON-ST'.A25:'ENV-ECON-ST'.A44 'ENV-ECON-ST'.F24:'ENV-ECON-ST'.F24 'ENV-ECON-ST'.F25:'ENV-ECON-ST'.F44 'ENV-ECON-ST'.H24:'ENV-ECON-ST'.H24 'ENV-ECON-ST'.H25:'ENV-ECON-ST'.H44 'ENV-ECON-ST'.I24:'ENV-ECON-ST'.I24 'ENV-ECON-ST'.I25:'ENV-ECON-ST'.I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EGA</text:p>
          </table:table-cell>
          <table:table-cell table:style-name="ce24"/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Strong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08680555555556" calcext:value-type="percentage">
            <text:p>0.87%</text:p>
          </table:table-cell>
          <table:table-cell/>
          <table:table-cell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011666168112474" calcext:value-type="percentage">
            <text:p>1.17%</text:p>
          </table:table-cell>
          <table:table-cell/>
          <table:table-cell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014516798009125" calcext:value-type="percentage">
            <text:p>1.45%</text:p>
          </table:table-cell>
          <table:table-cell/>
          <table:table-cell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018141836173722" calcext:value-type="percentage">
            <text:p>1.81%</text:p>
          </table:table-cell>
          <table:table-cell/>
          <table:table-cell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019594121763471" calcext:value-type="percentage">
            <text:p>1.96%</text:p>
          </table:table-cell>
          <table:table-cell/>
          <table:table-cell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023175965665236" calcext:value-type="percentage">
            <text:p>2.32%</text:p>
          </table:table-cell>
          <table:table-cell/>
          <table:table-cell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024008350730689" calcext:value-type="percentage">
            <text:p>2.40%</text:p>
          </table:table-cell>
          <table:table-cell/>
          <table:table-cell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025423728813559" calcext:value-type="percentage">
            <text:p>2.54%</text:p>
          </table:table-cell>
          <table:table-cell/>
          <table:table-cell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026134800550206" calcext:value-type="percentage">
            <text:p>2.61%</text:p>
          </table:table-cell>
          <table:table-cell/>
          <table:table-cell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029366306027821" calcext:value-type="percentage">
            <text:p>2.94%</text:p>
          </table:table-cell>
          <table:table-cell/>
          <table:table-cell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031578947368421" calcext:value-type="percentage">
            <text:p>3.16%</text:p>
          </table:table-cell>
          <table:table-cell/>
          <table:table-cell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035019455252918" calcext:value-type="percentage">
            <text:p>3.50%</text:p>
          </table:table-cell>
          <table:table-cell/>
          <table:table-cell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034115138592751" calcext:value-type="percentage">
            <text:p>3.41%</text:p>
          </table:table-cell>
          <table:table-cell/>
          <table:table-cell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03562945368171" calcext:value-type="percentage">
            <text:p>3.56%</text:p>
          </table:table-cell>
          <table:table-cell/>
          <table:table-cell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038961038961039" calcext:value-type="percentage">
            <text:p>3.90%</text:p>
          </table:table-cell>
          <table:table-cell/>
          <table:table-cell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04297994269341" calcext:value-type="percentage">
            <text:p>4.30%</text:p>
          </table:table-cell>
          <table:table-cell/>
          <table:table-cell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046728971962617" calcext:value-type="percentage">
            <text:p>4.67%</text:p>
          </table:table-cell>
          <table:table-cell/>
          <table:table-cell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050675675675676" calcext:value-type="percentage">
            <text:p>5.07%</text:p>
          </table:table-cell>
          <table:table-cell/>
          <table:table-cell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055762081784387" calcext:value-type="percentage">
            <text:p>5.58%</text:p>
          </table:table-cell>
          <table:table-cell/>
          <table:table-cell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E1:DENIER.E1 DENIER.E2:DENIER.E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E24:DENIER.E24 DENIER.E25:DENIER.E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00-00-00</text:date>, <text:time style:data-style-name="N2" text:time-value="07:29:51.434819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8T08:37:30.601199384</dc:date>
    <meta:editing-duration>P3DT4H18M4S</meta:editing-duration>
    <meta:editing-cycles>236</meta:editing-cycles>
    <meta:generator>LibreOffice/6.4.7.2$Linux_X86_64 LibreOffice_project/40$Build-2</meta:generator>
    <meta:document-statistic meta:table-count="13" meta:cell-count="4388" meta:object-count="3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5:DENIER.B44 DENIER.B24:DENIER.B24 DENIER.E24:DENIER.E44 DENIER.H24:DENIER.H44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0" chart:values-cell-range-address="DENIER.H25:DENIER.H44" chart:label-cell-address="DENIER.H24:DENIER.H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:GREEN.H21 GREEN.B1:GREEN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5:GREEN.H44 GREEN.B24:GREEN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56cm" svg:y="3.952cm" style:legend-expansion="high" chart:style-name="ch2"/>
        <chart:plot-area chart:style-name="ch3" table:cell-range-address="'USER-TEXT'.A2:'USER-TEXT'.C21 'USER-TEXT'.B1:'USER-TEXT'.C1" chart:data-source-has-labels="both" svg:x="1.331cm" svg:y="0.18cm" svg:width="10.224cm" svg:height="7.659cm">
          <chartooo:coordinate-region svg:x="2.614cm" svg:y="0.379cm" svg:width="7.842cm" svg:height="6.813cm"/>
          <chart:axis chart:dimension="x" chart:name="primary-x" chart:style-name="ch4" chartooo:axis-type="auto">
            <chartooo:date-scale/>
            <chart:title svg:x="5.169cm" svg:y="8.019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979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1.875cm" svg:y="4.886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368055555556">
                <text:p>0.013368055555556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688cm" svg:y="3.703cm" style:legend-expansion="high" chart:style-name="ch2"/>
        <chart:plot-area chart:style-name="ch3" table:cell-range-address="'USER-TEXT'.B24:'USER-TEXT'.D44" chart:data-source-has-labels="row" svg:x="1.331cm" svg:y="0.18cm" svg:width="12.037cm" svg:height="7.659cm">
          <chartooo:coordinate-region svg:x="2.429cm" svg:y="0.379cm" svg:width="10.752cm" svg:height="6.813cm"/>
          <chart:axis chart:dimension="x" chart:name="primary-x" chart:style-name="ch4">
            <chart:title svg:x="6.075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886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:'CAUSE-WK'.A21 'CAUSE-WK'.C1:'CAUSE-WK'.E21" chart:data-source-has-labels="both" svg:x="1.331cm" svg:y="0.18cm" svg:width="10.432cm" svg:height="7.659cm">
          <chartooo:coordinate-region svg:x="2.746cm" svg:y="0.379cm" svg:width="8.83cm" svg:height="6.813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:'CAUSE-ST'.A21 'CAUSE-ST'.F1:'CAUSE-ST'.F21 'CAUSE-ST'.H1:'CAUSE-ST'.I21" chart:data-source-has-labels="both" svg:x="0.32cm" svg:y="0.18cm" svg:width="12.296cm" svg:height="8.64cm">
          <chartooo:coordinate-region svg:x="1.55cm" svg:y="0.379cm" svg:width="10.694cm" svg:height="7.794cm"/>
          <chart:axis chart:dimension="x" chart:name="primary-x" chart:style-name="ch4" chartooo:axis-type="auto">
            <chartooo:date-scale/>
            <chart:categories table:cell-range-address="'CAUSE-ST'.A2:'CAUSE-ST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USE-ST'.F2:'CAUSE-ST'.F21" chart:label-cell-address="'CAUSE-ST'.F1:'CAUSE-ST'.F1" chart:class="chart:line">
            <chart:data-point chart:repeated="20"/>
          </chart:series>
          <chart:series chart:style-name="ch8" chart:values-cell-range-address="'CAUSE-ST'.H2:'CAUSE-ST'.H21" chart:label-cell-address="'CAUSE-ST'.H1:'CAUSE-ST'.H1" chart:class="chart:line">
            <chart:data-point chart:repeated="20"/>
          </chart:series>
          <chart:series chart:style-name="ch9" chart:values-cell-range-address="'CAUSE-ST'.I2:'CAUSE-ST'.I21" chart:label-cell-address="'CAUSE-ST'.I1:'CAUSE-ST'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1" svg:stroke-width="0.08cm" draw:fill="none" draw:fill-gradient-name="Pastel_20_Bouquet" draw:fill-hatch-name="Black_5f_5f_5f_5f_5f_5f_5f_20_5f_5f_5f_5f_5f_5f_5f_0_5f_5f_5f_5f_5f_5f_5f_20_5f_5f_5f_5f_5f_5f_5f_Degrees" draw:fill-image-name="ChartBitmap_20_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5:'CAUSE-WK'.A44 'CAUSE-WK'.C24:'CAUSE-WK'.E44" chart:data-source-has-labels="both" svg:x="1.331cm" svg:y="0.18cm" svg:width="10.432cm" svg:height="7.659cm">
          <chartooo:coordinate-region svg:x="2.746cm" svg:y="0.38cm" svg:width="8.83cm" svg:height="6.812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5:'CAUS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5:'CAUSE-WK'.C44" chart:label-cell-address="'CAUSE-WK'.C24:'CAUSE-WK'.C24" chart:class="chart:line">
            <chart:data-point chart:repeated="20"/>
          </chart:series>
          <chart:series chart:style-name="ch10" chart:values-cell-range-address="'CAUSE-WK'.D25:'CAUSE-WK'.D44" chart:label-cell-address="'CAUSE-WK'.D24:'CAUSE-WK'.D24" chart:class="chart:line">
            <chart:data-point chart:repeated="20"/>
          </chart:series>
          <chart:series chart:style-name="ch11" chart:values-cell-range-address="'CAUSE-WK'.E25:'CAUSE-WK'.E44" chart:label-cell-address="'CAUSE-WK'.E24:'CAUSE-WK'.E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NCA</text:p>
                <draw:g>
                  <svg:desc>'CAUSE-WK'.C24:'CAUSE-WK'.C24</svg:desc>
                </draw:g>
              </table:table-cell>
              <table:table-cell office:value-type="string">
                <text:p>GrnWkNCA</text:p>
                <draw:g>
                  <svg:desc>'CAUSE-WK'.D24:'CAUSE-WK'.D24</svg:desc>
                </draw:g>
              </table:table-cell>
              <table:table-cell office:value-type="string">
                <text:p>DnrWkNCA</text:p>
                <draw:g>
                  <svg:desc>'CAUSE-WK'.E24:'CAUS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WK'.A25:'CAUSE-WK'.A44</svg:desc>
                </draw:g>
              </table:table-cell>
              <table:table-cell office:value-type="float" office:value="NaN">
                <text:p>NaN</text:p>
                <draw:g>
                  <svg:desc>'CAUSE-WK'.C25:'CAUSE-WK'.C44</svg:desc>
                </draw:g>
              </table:table-cell>
              <table:table-cell office:value-type="float" office:value="NaN">
                <text:p>NaN</text:p>
                <draw:g>
                  <svg:desc>'CAUSE-WK'.D25:'CAUSE-WK'.D44</svg:desc>
                </draw:g>
              </table:table-cell>
              <table:table-cell office:value-type="float" office:value="NaN">
                <text:p>NaN</text:p>
                <draw:g>
                  <svg:desc>'CAUSE-WK'.E25:'CAUS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ChartDash_20_1" draw:display-name="ChartDash 1" draw:style="rect" draw:dots1="1" draw:dots1-length="197%" draw:distance="127%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5:'CAUSE-ST'.A44 'CAUSE-ST'.F24:'CAUSE-ST'.F44 'CAUSE-ST'.H24:'CAUSE-ST'.I44" chart:data-source-has-labels="both" svg:x="1.331cm" svg:y="0.18cm" svg:width="11.285cm" svg:height="7.659cm">
          <chartooo:coordinate-region svg:x="2.561cm" svg:y="0.379cm" svg:width="9.868cm" svg:height="6.813cm"/>
          <chart:axis chart:dimension="x" chart:name="primary-x" chart:style-name="ch4" chartooo:axis-type="auto">
            <chartooo:date-scale/>
            <chart:title svg:x="5.699cm" svg:y="8.019cm" chart:style-name="ch5">
              <text:p>Minimum Tweets</text:p>
            </chart:title>
            <chart:categories table:cell-range-address="'CAUSE-ST'.A25:'CAUS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5:'CAUSE-ST'.F44" chart:label-cell-address="'CAUSE-ST'.F24:'CAUSE-ST'.F24" chart:class="chart:line">
            <chart:data-point chart:repeated="20"/>
          </chart:series>
          <chart:series chart:style-name="ch10" chart:values-cell-range-address="'CAUSE-ST'.H25:'CAUSE-ST'.H44" chart:label-cell-address="'CAUSE-ST'.H24:'CAUSE-ST'.H24" chart:class="chart:line">
            <chart:data-point chart:repeated="20"/>
          </chart:series>
          <chart:series chart:style-name="ch11" chart:values-cell-range-address="'CAUSE-ST'.I25:'CAUSE-ST'.I44" chart:label-cell-address="'CAUSE-ST'.I24:'CAUSE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NCA</text:p>
                <draw:g>
                  <svg:desc>'CAUSE-ST'.F24:'CAUSE-ST'.F24</svg:desc>
                </draw:g>
              </table:table-cell>
              <table:table-cell office:value-type="string">
                <text:p>GrnStrNCA</text:p>
                <draw:g>
                  <svg:desc>'CAUSE-ST'.H24:'CAUSE-ST'.H24</svg:desc>
                </draw:g>
              </table:table-cell>
              <table:table-cell office:value-type="string">
                <text:p>DnrStrNCA</text:p>
                <draw:g>
                  <svg:desc>'CAUSE-ST'.I24:'CAUSE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5:'CAUSE-ST'.A44</svg:desc>
                </draw:g>
              </table:table-cell>
              <table:table-cell office:value-type="float" office:value="NaN">
                <text:p>NaN</text:p>
                <draw:g>
                  <svg:desc>'CAUSE-ST'.F25:'CAUSE-ST'.F44</svg:desc>
                </draw:g>
              </table:table-cell>
              <table:table-cell office:value-type="float" office:value="NaN">
                <text:p>NaN</text:p>
                <draw:g>
                  <svg:desc>'CAUSE-ST'.H25:'CAUSE-ST'.H44</svg:desc>
                </draw:g>
              </table:table-cell>
              <table:table-cell office:value-type="float" office:value="NaN">
                <text:p>NaN</text:p>
                <draw:g>
                  <svg:desc>'CAUSE-ST'.I25:'CAUSE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2">
                <text:p>0.0232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86">
                <text:p>0.0386</text:p>
              </table:table-cell>
              <table:table-cell office:value-type="float" office:value="0.0386">
                <text:p>0.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51">
                <text:p>0.0351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71">
                <text:p>0.0371</text:p>
              </table:table-cell>
              <table:table-cell office:value-type="float" office:value="0.0371">
                <text:p>0.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05">
                <text:p>0.0405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2">
                <text:p>0.0442</text:p>
              </table:table-cell>
              <table:table-cell office:value-type="float" office:value="0.0442">
                <text:p>0.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">
                <text:p>0.0467</text:p>
              </table:table-cell>
              <table:table-cell office:value-type="float" office:value="0.0467">
                <text:p>0.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83cm" svg:y="3.703cm" style:legend-expansion="high" chart:style-name="ch2"/>
        <chart:plot-area chart:style-name="ch3" table:cell-range-address="'CNSRV-CO2-WK'.A25:'CNSRV-CO2-WK'.A44 'CNSRV-CO2-WK'.C24:'CNSRV-CO2-WK'.E44" chart:data-source-has-labels="both" svg:x="1.331cm" svg:y="0.18cm" svg:width="10.232cm" svg:height="7.659cm">
          <chartooo:coordinate-region svg:x="2.561cm" svg:y="0.379cm" svg:width="7.771cm" svg:height="6.813cm"/>
          <chart:axis chart:dimension="x" chart:name="primary-x" chart:style-name="ch4" chartooo:axis-type="auto">
            <chartooo:date-scale/>
            <chart:title svg:x="5.173cm" svg:y="8.019cm" chart:style-name="ch5">
              <text:p>Minimum Tweets</text:p>
            </chart:title>
            <chart:categories table:cell-range-address="'CNSRV-CO2-WK'.A25:'CNSRV-CO2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NSRV-CO2-WK'.C25:'CNSRV-CO2-WK'.C44" chart:label-cell-address="'CNSRV-CO2-WK'.C24:'CNSRV-CO2-WK'.C24" chart:class="chart:line">
            <chart:data-point chart:repeated="20"/>
          </chart:series>
          <chart:series chart:attached-axis="primary-y" chart:style-name="ch11" chart:values-cell-range-address="'CNSRV-CO2-WK'.D25:'CNSRV-CO2-WK'.D44" chart:label-cell-address="'CNSRV-CO2-WK'.D24:'CNSRV-CO2-WK'.D24" chart:class="chart:line">
            <chart:data-point chart:repeated="20"/>
          </chart:series>
          <chart:series chart:attached-axis="primary-y" chart:style-name="ch12" chart:values-cell-range-address="'CNSRV-CO2-WK'.E25:'CNSRV-CO2-WK'.E44" chart:label-cell-address="'CNSRV-CO2-WK'.E24:'CNSRV-CO2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CO2A</text:p>
                <draw:g>
                  <svg:desc>'CNSRV-CO2-WK'.C24:'CNSRV-CO2-WK'.C24</svg:desc>
                </draw:g>
              </table:table-cell>
              <table:table-cell office:value-type="string">
                <text:p>GrnWkCO2A</text:p>
                <draw:g>
                  <svg:desc>'CNSRV-CO2-WK'.D24:'CNSRV-CO2-WK'.D24</svg:desc>
                </draw:g>
              </table:table-cell>
              <table:table-cell office:value-type="string">
                <text:p>DnrWkCO2A</text:p>
                <draw:g>
                  <svg:desc>'CNSRV-CO2-WK'.E24:'CNSRV-CO2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WK'.A25:'CNSRV-CO2-WK'.A44</svg:desc>
                </draw:g>
              </table:table-cell>
              <table:table-cell office:value-type="float" office:value="NaN">
                <text:p>NaN</text:p>
                <draw:g>
                  <svg:desc>'CNSRV-CO2-WK'.C25:'CNSRV-CO2-WK'.C44</svg:desc>
                </draw:g>
              </table:table-cell>
              <table:table-cell office:value-type="float" office:value="NaN">
                <text:p>NaN</text:p>
                <draw:g>
                  <svg:desc>'CNSRV-CO2-WK'.D25:'CNSRV-CO2-WK'.D44</svg:desc>
                </draw:g>
              </table:table-cell>
              <table:table-cell office:value-type="float" office:value="NaN">
                <text:p>NaN</text:p>
                <draw:g>
                  <svg:desc>'CNSRV-CO2-WK'.E25:'CNSRV-CO2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703cm" style:legend-expansion="high" chart:style-name="ch2"/>
        <chart:plot-area chart:style-name="ch3" table:cell-range-address="'CNSRV-CO2-ST'.A25:'CNSRV-CO2-ST'.A44 'CNSRV-CO2-ST'.F24:'CNSRV-CO2-ST'.F44 'CNSRV-CO2-ST'.H24:'CNSRV-CO2-ST'.I44" chart:data-source-has-labels="both" svg:x="1.331cm" svg:y="0.18cm" svg:width="11.074cm" svg:height="7.659cm">
          <chartooo:coordinate-region svg:x="2.561cm" svg:y="0.379cm" svg:width="9.658cm" svg:height="6.813cm"/>
          <chart:axis chart:dimension="x" chart:name="primary-x" chart:style-name="ch4" chartooo:axis-type="auto">
            <chartooo:date-scale/>
            <chart:title svg:x="5.594cm" svg:y="8.019cm" chart:style-name="ch5">
              <text:p>Minimum Tweets</text:p>
            </chart:title>
            <chart:categories table:cell-range-address="'CNSRV-CO2-ST'.A25:'CNSRV-CO2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NSRV-CO2-ST'.F25:'CNSRV-CO2-ST'.F44" chart:label-cell-address="'CNSRV-CO2-ST'.F24:'CNSRV-CO2-ST'.F24" chart:class="chart:line">
            <chart:data-point chart:repeated="20"/>
          </chart:series>
          <chart:series chart:style-name="ch10" chart:values-cell-range-address="'CNSRV-CO2-ST'.H25:'CNSRV-CO2-ST'.H44" chart:label-cell-address="'CNSRV-CO2-ST'.H24:'CNSRV-CO2-ST'.H24" chart:class="chart:line">
            <chart:data-point chart:repeated="20"/>
          </chart:series>
          <chart:series chart:style-name="ch11" chart:values-cell-range-address="'CNSRV-CO2-ST'.I25:'CNSRV-CO2-ST'.I44" chart:label-cell-address="'CNSRV-CO2-ST'.I24:'CNSRV-CO2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CO2A</text:p>
                <draw:g>
                  <svg:desc>'CNSRV-CO2-ST'.F24:'CNSRV-CO2-ST'.F24</svg:desc>
                </draw:g>
              </table:table-cell>
              <table:table-cell office:value-type="string">
                <text:p>GrnStrCO2A</text:p>
                <draw:g>
                  <svg:desc>'CNSRV-CO2-ST'.H24:'CNSRV-CO2-ST'.H24</svg:desc>
                </draw:g>
              </table:table-cell>
              <table:table-cell office:value-type="string">
                <text:p>DnrStrCO2A</text:p>
                <draw:g>
                  <svg:desc>'CNSRV-CO2-ST'.I24:'CNSRV-CO2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ST'.A25:'CNSRV-CO2-ST'.A44</svg:desc>
                </draw:g>
              </table:table-cell>
              <table:table-cell office:value-type="float" office:value="NaN">
                <text:p>NaN</text:p>
                <draw:g>
                  <svg:desc>'CNSRV-CO2-ST'.F25:'CNSRV-CO2-ST'.F44</svg:desc>
                </draw:g>
              </table:table-cell>
              <table:table-cell office:value-type="float" office:value="NaN">
                <text:p>NaN</text:p>
                <draw:g>
                  <svg:desc>'CNSRV-CO2-ST'.H25:'CNSRV-CO2-ST'.H44</svg:desc>
                </draw:g>
              </table:table-cell>
              <table:table-cell office:value-type="float" office:value="NaN">
                <text:p>NaN</text:p>
                <draw:g>
                  <svg:desc>'CNSRV-CO2-ST'.I25:'CNSRV-CO2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083cm" svg:y="3.703cm" style:legend-expansion="high" chart:style-name="ch2"/>
        <chart:plot-area chart:style-name="ch3" chart:data-source-has-labels="both" svg:x="1.331cm" svg:y="0.18cm" svg:width="10.432cm" svg:height="7.659cm">
          <chartooo:coordinate-region svg:x="2.67cm" svg:y="0.18cm" svg:width="9.093cm" svg:height="5.732cm"/>
          <chart:axis chart:dimension="x" chart:name="primary-x" chart:style-name="ch4" chartooo:axis-type="auto">
            <chartooo:date-scale/>
            <chart:title svg:x="5.352cm" svg:y="8.019cm" chart:style-name="ch5">
              <text:p>Minimum Tweet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</table:table-cell>
              <table:table-cell office:value-type="string">
                <text:p>GrnWkHCA</text:p>
              </table:table-cell>
              <table:table-cell office:value-type="string">
                <text:p>DnrWkHC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WK'.A2:'ENV-ECON-WK'.I21 'ENV-ECON-WK'.B1:'ENV-ECON-WK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WK'.A2:'ENV-ECON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WK'.B2:'ENV-ECON-WK'.B21" chart:label-cell-address="'ENV-ECON-WK'.B1:'ENV-ECON-WK'.B1" chart:class="chart:line">
            <chart:data-point chart:repeated="20"/>
          </chart:series>
          <chart:series chart:attached-axis="primary-y" chart:style-name="ch9" chart:values-cell-range-address="'ENV-ECON-WK'.C2:'ENV-ECON-WK'.C21" chart:label-cell-address="'ENV-ECON-WK'.C1:'ENV-ECON-WK'.C1" chart:class="chart:line">
            <chart:data-point chart:repeated="20"/>
          </chart:series>
          <chart:series chart:attached-axis="primary-y" chart:style-name="ch10" chart:values-cell-range-address="'ENV-ECON-WK'.D2:'ENV-ECON-WK'.D21" chart:label-cell-address="'ENV-ECON-WK'.D1:'ENV-ECON-WK'.D1" chart:class="chart:line">
            <chart:data-point chart:repeated="20"/>
          </chart:series>
          <chart:series chart:attached-axis="primary-y" chart:style-name="ch11" chart:values-cell-range-address="'ENV-ECON-WK'.E2:'ENV-ECON-WK'.E21" chart:label-cell-address="'ENV-ECON-WK'.E1:'ENV-ECON-WK'.E1" chart:class="chart:line">
            <chart:data-point chart:repeated="20"/>
          </chart:series>
          <chart:series chart:attached-axis="primary-y" chart:style-name="ch12" chart:values-cell-range-address="'ENV-ECON-WK'.F2:'ENV-ECON-WK'.F21" chart:label-cell-address="'ENV-ECON-WK'.F1:'ENV-ECON-WK'.F1" chart:class="chart:line">
            <chart:data-point chart:repeated="20"/>
          </chart:series>
          <chart:series chart:attached-axis="primary-y" chart:style-name="ch13" chart:values-cell-range-address="'ENV-ECON-WK'.G2:'ENV-ECON-WK'.G21" chart:label-cell-address="'ENV-ECON-WK'.G1:'ENV-ECON-WK'.G1" chart:class="chart:line">
            <chart:data-point chart:repeated="20"/>
          </chart:series>
          <chart:series chart:attached-axis="primary-y" chart:style-name="ch14" chart:values-cell-range-address="'ENV-ECON-WK'.H2:'ENV-ECON-WK'.H21" chart:label-cell-address="'ENV-ECON-WK'.H1:'ENV-ECON-WK'.H1" chart:class="chart:line">
            <chart:data-point chart:repeated="20"/>
          </chart:series>
          <chart:series chart:attached-axis="primary-y" chart:style-name="ch15" chart:values-cell-range-address="'ENV-ECON-WK'.I2:'ENV-ECON-WK'.I21" chart:label-cell-address="'ENV-ECON-WK'.I1:'ENV-ECON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WK'.B1:'ENV-ECON-WK'.B1</svg:desc>
                </draw:g>
              </table:table-cell>
              <table:table-cell office:value-type="string">
                <text:p>WkPEA</text:p>
                <draw:g>
                  <svg:desc>'ENV-ECON-WK'.C1:'ENV-ECON-WK'.C1</svg:desc>
                </draw:g>
              </table:table-cell>
              <table:table-cell office:value-type="string">
                <text:p>GrnWkPEA</text:p>
                <draw:g>
                  <svg:desc>'ENV-ECON-WK'.D1:'ENV-ECON-WK'.D1</svg:desc>
                </draw:g>
              </table:table-cell>
              <table:table-cell office:value-type="string">
                <text:p>DnrWkPEA</text:p>
                <draw:g>
                  <svg:desc>'ENV-ECON-WK'.E1:'ENV-ECON-WK'.E1</svg:desc>
                </draw:g>
              </table:table-cell>
              <table:table-cell office:value-type="string">
                <text:p>StrPEA</text:p>
                <draw:g>
                  <svg:desc>'ENV-ECON-WK'.F1:'ENV-ECON-WK'.F1</svg:desc>
                </draw:g>
              </table:table-cell>
              <table:table-cell office:value-type="string">
                <text:p>StrPEA(AB)</text:p>
                <draw:g>
                  <svg:desc>'ENV-ECON-WK'.G1:'ENV-ECON-WK'.G1</svg:desc>
                </draw:g>
              </table:table-cell>
              <table:table-cell office:value-type="string">
                <text:p>GrnStrPEA</text:p>
                <draw:g>
                  <svg:desc>'ENV-ECON-WK'.H1:'ENV-ECON-WK'.H1</svg:desc>
                </draw:g>
              </table:table-cell>
              <table:table-cell office:value-type="string">
                <text:p>DnrStrPEA</text:p>
                <draw:g>
                  <svg:desc>'ENV-ECON-WK'.I1:'ENV-ECON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WK'.A2:'ENV-ECON-WK'.A21</svg:desc>
                </draw:g>
              </table:table-cell>
              <table:table-cell office:value-type="float" office:value="NaN">
                <text:p>NaN</text:p>
                <draw:g>
                  <svg:desc>'ENV-ECON-WK'.B2:'ENV-ECON-WK'.B21</svg:desc>
                </draw:g>
              </table:table-cell>
              <table:table-cell office:value-type="float" office:value="NaN">
                <text:p>NaN</text:p>
                <draw:g>
                  <svg:desc>'ENV-ECON-WK'.C2:'ENV-ECON-WK'.C21</svg:desc>
                </draw:g>
              </table:table-cell>
              <table:table-cell office:value-type="float" office:value="NaN">
                <text:p>NaN</text:p>
                <draw:g>
                  <svg:desc>'ENV-ECON-WK'.D2:'ENV-ECON-WK'.D21</svg:desc>
                </draw:g>
              </table:table-cell>
              <table:table-cell office:value-type="float" office:value="NaN">
                <text:p>NaN</text:p>
                <draw:g>
                  <svg:desc>'ENV-ECON-WK'.E2:'ENV-ECON-WK'.E21</svg:desc>
                </draw:g>
              </table:table-cell>
              <table:table-cell office:value-type="float" office:value="NaN">
                <text:p>NaN</text:p>
                <draw:g>
                  <svg:desc>'ENV-ECON-WK'.F2:'ENV-ECON-WK'.F21</svg:desc>
                </draw:g>
              </table:table-cell>
              <table:table-cell office:value-type="float" office:value="NaN">
                <text:p>NaN</text:p>
                <draw:g>
                  <svg:desc>'ENV-ECON-WK'.G2:'ENV-ECON-WK'.G21</svg:desc>
                </draw:g>
              </table:table-cell>
              <table:table-cell office:value-type="float" office:value="NaN">
                <text:p>NaN</text:p>
                <draw:g>
                  <svg:desc>'ENV-ECON-WK'.H2:'ENV-ECON-WK'.H21</svg:desc>
                </draw:g>
              </table:table-cell>
              <table:table-cell office:value-type="float" office:value="NaN">
                <text:p>NaN</text:p>
                <draw:g>
                  <svg:desc>'ENV-ECON-WK'.I2:'ENV-ECON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68cm" svg:y="3.703cm" style:legend-expansion="high" chart:style-name="ch2"/>
        <chart:plot-area chart:style-name="ch3" table:cell-range-address="'ENV-ECON-WK'.A25:'ENV-ECON-WK'.A44 'ENV-ECON-WK'.C24:'ENV-ECON-WK'.E44" chart:data-source-has-labels="both" svg:x="1.331cm" svg:y="0.18cm" svg:width="10.417cm" svg:height="7.659cm">
          <chartooo:coordinate-region svg:x="2.561cm" svg:y="0.379cm" svg:width="9cm" svg:height="6.813cm"/>
          <chart:axis chart:dimension="x" chart:name="primary-x" chart:style-name="ch4" chartooo:axis-type="auto">
            <chartooo:date-scale/>
            <chart:title svg:x="5.265cm" svg:y="8.019cm" chart:style-name="ch5">
              <text:p>Minimum Tweets</text:p>
            </chart:title>
            <chart:categories table:cell-range-address="'ENV-ECON-WK'.A25:'ENV-ECON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V-ECON-WK'.C25:'ENV-ECON-WK'.C44" chart:label-cell-address="'ENV-ECON-WK'.C24:'ENV-ECON-WK'.C24" chart:class="chart:line">
            <chart:data-point chart:repeated="20"/>
          </chart:series>
          <chart:series chart:attached-axis="primary-y" chart:style-name="ch11" chart:values-cell-range-address="'ENV-ECON-WK'.D25:'ENV-ECON-WK'.D44" chart:label-cell-address="'ENV-ECON-WK'.D24:'ENV-ECON-WK'.D24" chart:class="chart:line">
            <chart:data-point chart:repeated="20"/>
          </chart:series>
          <chart:series chart:attached-axis="primary-y" chart:style-name="ch12" chart:values-cell-range-address="'ENV-ECON-WK'.E25:'ENV-ECON-WK'.E44" chart:label-cell-address="'ENV-ECON-WK'.E24:'ENV-ECON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EGA</text:p>
                <draw:g>
                  <svg:desc>'ENV-ECON-WK'.C24:'ENV-ECON-WK'.C24</svg:desc>
                </draw:g>
              </table:table-cell>
              <table:table-cell office:value-type="string">
                <text:p>GrnWkEGA</text:p>
                <draw:g>
                  <svg:desc>'ENV-ECON-WK'.D24:'ENV-ECON-WK'.D24</svg:desc>
                </draw:g>
              </table:table-cell>
              <table:table-cell office:value-type="string">
                <text:p>DnrWkEGA</text:p>
                <draw:g>
                  <svg:desc>'ENV-ECON-WK'.E24:'ENV-ECON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WK'.A25:'ENV-ECON-WK'.A44</svg:desc>
                </draw:g>
              </table:table-cell>
              <table:table-cell office:value-type="float" office:value="NaN">
                <text:p>NaN</text:p>
                <draw:g>
                  <svg:desc>'ENV-ECON-WK'.C25:'ENV-ECON-WK'.C44</svg:desc>
                </draw:g>
              </table:table-cell>
              <table:table-cell office:value-type="float" office:value="NaN">
                <text:p>NaN</text:p>
                <draw:g>
                  <svg:desc>'ENV-ECON-WK'.D25:'ENV-ECON-WK'.D44</svg:desc>
                </draw:g>
              </table:table-cell>
              <table:table-cell office:value-type="float" office:value="NaN">
                <text:p>NaN</text:p>
                <draw:g>
                  <svg:desc>'ENV-ECON-WK'.E25:'ENV-ECON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ST'.A1:'ENV-ECON-ST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ST'.A2:'ENV-ECON-ST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ST'.B2:'ENV-ECON-ST'.B21" chart:label-cell-address="'ENV-ECON-ST'.B1:'ENV-ECON-ST'.B1" chart:class="chart:line">
            <chart:data-point chart:repeated="20"/>
          </chart:series>
          <chart:series chart:attached-axis="primary-y" chart:style-name="ch9" chart:values-cell-range-address="'ENV-ECON-ST'.C2:'ENV-ECON-ST'.C21" chart:label-cell-address="'ENV-ECON-ST'.C1:'ENV-ECON-ST'.C1" chart:class="chart:line">
            <chart:data-point chart:repeated="20"/>
          </chart:series>
          <chart:series chart:attached-axis="primary-y" chart:style-name="ch10" chart:values-cell-range-address="'ENV-ECON-ST'.D2:'ENV-ECON-ST'.D21" chart:label-cell-address="'ENV-ECON-ST'.D1:'ENV-ECON-ST'.D1" chart:class="chart:line">
            <chart:data-point chart:repeated="20"/>
          </chart:series>
          <chart:series chart:attached-axis="primary-y" chart:style-name="ch11" chart:values-cell-range-address="'ENV-ECON-ST'.E2:'ENV-ECON-ST'.E21" chart:label-cell-address="'ENV-ECON-ST'.E1:'ENV-ECON-ST'.E1" chart:class="chart:line">
            <chart:data-point chart:repeated="20"/>
          </chart:series>
          <chart:series chart:attached-axis="primary-y" chart:style-name="ch12" chart:values-cell-range-address="'ENV-ECON-ST'.F2:'ENV-ECON-ST'.F21" chart:label-cell-address="'ENV-ECON-ST'.F1:'ENV-ECON-ST'.F1" chart:class="chart:line">
            <chart:data-point chart:repeated="20"/>
          </chart:series>
          <chart:series chart:attached-axis="primary-y" chart:style-name="ch13" chart:values-cell-range-address="'ENV-ECON-ST'.G2:'ENV-ECON-ST'.G21" chart:label-cell-address="'ENV-ECON-ST'.G1:'ENV-ECON-ST'.G1" chart:class="chart:line">
            <chart:data-point chart:repeated="20"/>
          </chart:series>
          <chart:series chart:attached-axis="primary-y" chart:style-name="ch14" chart:values-cell-range-address="'ENV-ECON-ST'.H2:'ENV-ECON-ST'.H21" chart:label-cell-address="'ENV-ECON-ST'.H1:'ENV-ECON-ST'.H1" chart:class="chart:line">
            <chart:data-point chart:repeated="20"/>
          </chart:series>
          <chart:series chart:attached-axis="primary-y" chart:style-name="ch15" chart:values-cell-range-address="'ENV-ECON-ST'.I2:'ENV-ECON-ST'.I21" chart:label-cell-address="'ENV-ECON-ST'.I1:'ENV-ECON-ST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ST'.B1:'ENV-ECON-ST'.B1</svg:desc>
                </draw:g>
              </table:table-cell>
              <table:table-cell office:value-type="string">
                <text:p>WkPEA</text:p>
                <draw:g>
                  <svg:desc>'ENV-ECON-ST'.C1:'ENV-ECON-ST'.C1</svg:desc>
                </draw:g>
              </table:table-cell>
              <table:table-cell office:value-type="string">
                <text:p>GrnWkPEA</text:p>
                <draw:g>
                  <svg:desc>'ENV-ECON-ST'.D1:'ENV-ECON-ST'.D1</svg:desc>
                </draw:g>
              </table:table-cell>
              <table:table-cell office:value-type="string">
                <text:p>DnrWkPEA</text:p>
                <draw:g>
                  <svg:desc>'ENV-ECON-ST'.E1:'ENV-ECON-ST'.E1</svg:desc>
                </draw:g>
              </table:table-cell>
              <table:table-cell office:value-type="string">
                <text:p>StrPEA</text:p>
                <draw:g>
                  <svg:desc>'ENV-ECON-ST'.F1:'ENV-ECON-ST'.F1</svg:desc>
                </draw:g>
              </table:table-cell>
              <table:table-cell office:value-type="string">
                <text:p>StrPEA(AB)</text:p>
                <draw:g>
                  <svg:desc>'ENV-ECON-ST'.G1:'ENV-ECON-ST'.G1</svg:desc>
                </draw:g>
              </table:table-cell>
              <table:table-cell office:value-type="string">
                <text:p>GrnStrPEA</text:p>
                <draw:g>
                  <svg:desc>'ENV-ECON-ST'.H1:'ENV-ECON-ST'.H1</svg:desc>
                </draw:g>
              </table:table-cell>
              <table:table-cell office:value-type="string">
                <text:p>DnrStrPEA</text:p>
                <draw:g>
                  <svg:desc>'ENV-ECON-ST'.I1:'ENV-ECON-S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ST'.A2:'ENV-ECON-ST'.A21</svg:desc>
                </draw:g>
              </table:table-cell>
              <table:table-cell office:value-type="float" office:value="NaN">
                <text:p>NaN</text:p>
                <draw:g>
                  <svg:desc>'ENV-ECON-ST'.B2:'ENV-ECON-ST'.B21</svg:desc>
                </draw:g>
              </table:table-cell>
              <table:table-cell office:value-type="float" office:value="NaN">
                <text:p>NaN</text:p>
                <draw:g>
                  <svg:desc>'ENV-ECON-ST'.C2:'ENV-ECON-ST'.C21</svg:desc>
                </draw:g>
              </table:table-cell>
              <table:table-cell office:value-type="float" office:value="NaN">
                <text:p>NaN</text:p>
                <draw:g>
                  <svg:desc>'ENV-ECON-ST'.D2:'ENV-ECON-ST'.D21</svg:desc>
                </draw:g>
              </table:table-cell>
              <table:table-cell office:value-type="float" office:value="NaN">
                <text:p>NaN</text:p>
                <draw:g>
                  <svg:desc>'ENV-ECON-ST'.E2:'ENV-ECON-ST'.E21</svg:desc>
                </draw:g>
              </table:table-cell>
              <table:table-cell office:value-type="float" office:value="NaN">
                <text:p>NaN</text:p>
                <draw:g>
                  <svg:desc>'ENV-ECON-ST'.F2:'ENV-ECON-ST'.F21</svg:desc>
                </draw:g>
              </table:table-cell>
              <table:table-cell office:value-type="float" office:value="NaN">
                <text:p>NaN</text:p>
                <draw:g>
                  <svg:desc>'ENV-ECON-ST'.G2:'ENV-ECON-ST'.G21</svg:desc>
                </draw:g>
              </table:table-cell>
              <table:table-cell office:value-type="float" office:value="NaN">
                <text:p>NaN</text:p>
                <draw:g>
                  <svg:desc>'ENV-ECON-ST'.H2:'ENV-ECON-ST'.H21</svg:desc>
                </draw:g>
              </table:table-cell>
              <table:table-cell office:value-type="float" office:value="NaN">
                <text:p>NaN</text:p>
                <draw:g>
                  <svg:desc>'ENV-ECON-ST'.I2:'ENV-ECON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703cm" style:legend-expansion="high" chart:style-name="ch2"/>
        <chart:plot-area chart:style-name="ch3" table:cell-range-address="'ENV-ECON-ST'.A24:'ENV-ECON-ST'.A44 'ENV-ECON-ST'.F24:'ENV-ECON-ST'.F44 'ENV-ECON-ST'.H24:'ENV-ECON-ST'.I44" chart:data-source-has-labels="both" svg:x="1.331cm" svg:y="0.18cm" svg:width="11.259cm" svg:height="7.659cm">
          <chartooo:coordinate-region svg:x="2.561cm" svg:y="0.379cm" svg:width="9.843cm" svg:height="6.813cm"/>
          <chart:axis chart:dimension="x" chart:name="primary-x" chart:style-name="ch4" chartooo:axis-type="auto">
            <chartooo:date-scale/>
            <chart:title svg:x="5.686cm" svg:y="8.019cm" chart:style-name="ch5">
              <text:p>Minimum Tweets</text:p>
            </chart:title>
            <chart:categories table:cell-range-address="'ENV-ECON-ST'.A25:'ENV-ECON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ENV-ECON-ST'.F25:'ENV-ECON-ST'.F44" chart:label-cell-address="'ENV-ECON-ST'.F24:'ENV-ECON-ST'.F24" chart:class="chart:line">
            <chart:data-point chart:repeated="20"/>
          </chart:series>
          <chart:series chart:style-name="ch10" chart:values-cell-range-address="'ENV-ECON-ST'.H25:'ENV-ECON-ST'.H44" chart:label-cell-address="'ENV-ECON-ST'.H24:'ENV-ECON-ST'.H24" chart:class="chart:line">
            <chart:data-point chart:repeated="20"/>
          </chart:series>
          <chart:series chart:style-name="ch11" chart:values-cell-range-address="'ENV-ECON-ST'.I25:'ENV-ECON-ST'.I44" chart:label-cell-address="'ENV-ECON-ST'.I24:'ENV-ECON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GA</text:p>
                <draw:g>
                  <svg:desc>'ENV-ECON-ST'.F24:'ENV-ECON-ST'.F24</svg:desc>
                </draw:g>
              </table:table-cell>
              <table:table-cell office:value-type="string">
                <text:p>GrnStrEGA</text:p>
                <draw:g>
                  <svg:desc>'ENV-ECON-ST'.H24:'ENV-ECON-ST'.H24</svg:desc>
                </draw:g>
              </table:table-cell>
              <table:table-cell office:value-type="string">
                <text:p>DnrStrEGA</text:p>
                <draw:g>
                  <svg:desc>'ENV-ECON-ST'.I24:'ENV-ECON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ST'.A25:'ENV-ECON-ST'.A44</svg:desc>
                </draw:g>
              </table:table-cell>
              <table:table-cell office:value-type="float" office:value="NaN">
                <text:p>NaN</text:p>
                <draw:g>
                  <svg:desc>'ENV-ECON-ST'.F25:'ENV-ECON-ST'.F44</svg:desc>
                </draw:g>
              </table:table-cell>
              <table:table-cell office:value-type="float" office:value="NaN">
                <text:p>NaN</text:p>
                <draw:g>
                  <svg:desc>'ENV-ECON-ST'.H25:'ENV-ECON-ST'.H44</svg:desc>
                </draw:g>
              </table:table-cell>
              <table:table-cell office:value-type="float" office:value="NaN">
                <text:p>NaN</text:p>
                <draw:g>
                  <svg:desc>'ENV-ECON-ST'.I25:'ENV-ECON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6880047861203">
                <text:p>0.006880047861203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8710078805475">
                <text:p>0.008710078805475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9345794392523">
                <text:p>0.009345794392523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2875536480687">
                <text:p>0.012875536480687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4613778705637">
                <text:p>0.014613778705637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:DENIER.B21 DENIER.B1:DENIER.B1 DENIER.E1:DENIER.E21 DENIER.H1:DENIER.H21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0" chart:values-cell-range-address="DENIER.H2:DENIER.H21" chart:label-cell-address="DENIER.H1:DENIER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191">
                <text:p>0.019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